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071AC56C2F81C31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8929in" draw:z-index="0"><draw:image xlink:href="Pictures/100000000000055600000300071AC56C2F81C3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1T21:40:27.452000000</meta:creation-date>
    <dc:date>2021-07-21T21:48:07.980000000</dc:date>
    <meta:editing-duration>PT3M34S</meta:editing-duration>
    <meta:editing-cycles>2</meta:editing-cycles>
    <meta:generator>LibreOffice/7.1.1.2$Windows_X86_64 LibreOffice_project/fe0b08f4af1bacafe4c7ecc87ce55bb426164676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